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2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100"/>
    <style:style style:name="ce11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Trying to reproduce Ferer's results...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 office:value-type="string">
            <text:p>=</text:p>
          </table:table-cell>
          <table:table-cell office:value-type="string">
            <text:p>A0'(P)</text:p>
          </table:table-cell>
          <table:table-cell office:value-type="string">
            <text:p>Tc(P) * Vc(P)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k0 =</text:p>
          </table:table-cell>
          <table:table-cell office:value-type="float" office:value="2.396">
            <text:p>2.396</text:p>
          </table:table-cell>
          <table:table-cell office:value-type="float" office:value="2.329">
            <text:p>2.3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c(P)</text:p>
          </table:table-cell>
          <table:table-cell office:value-type="string">
            <text:p>k(P)</text:p>
          </table:table-cell>
          <table:table-cell/>
          <table:table-cell table:style-name="ce6" office:value-type="string">
            <text:p>k1 = </text:p>
          </table:table-cell>
          <table:table-cell office:value-type="float" office:value="-0.02883">
            <text:p>-0.02883</text:p>
          </table:table-cell>
          <table:table-cell office:value-type="float" office:value="-0.02983">
            <text:p>-0.0298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X</text:p>
          </table:table-cell>
          <table:table-cell office:value-type="string">
            <text:p>=</text:p>
          </table:table-cell>
          <table:table-cell office:value-type="string">
            <text:p>(A0'/Vc)*(Tc*Vc/k)^3</text:p>
          </table:table-cell>
          <table:table-cell/>
          <table:table-cell office:value-type="string">
            <text:p>Ferer's notatio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-&gt;</text:p>
          </table:table-cell>
          <table:table-cell office:value-type="string">
            <text:p>((B'/R)/Vc)*(Tc*Vc/A')^3</text:p>
          </table:table-cell>
          <table:table-cell/>
          <table:table-cell office:value-type="string">
            <text:p>My notation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FERER'S RESUL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? = alpha*' A*' / R ?</text:p>
          </table:table-cell>
          <table:table-cell office:value-type="string">
            <text:p>? = A*' / R ?</text:p>
          </table:table-cell>
          <table:table-cell table:number-columns-repeated="9"/>
        </table:table-row>
        <table:table-row table:style-name="ro1">
          <table:table-cell office:value-type="string">
            <text:p>1X</text:p>
          </table:table-cell>
          <table:table-cell office:value-type="string">
            <text:p>Pc</text:p>
          </table:table-cell>
          <table:table-cell office:value-type="string">
            <text:p>Tc</text:p>
          </table:table-cell>
          <table:table-cell office:value-type="string">
            <text:p>Vc</text:p>
          </table:table-cell>
          <table:table-cell table:number-columns-repeated="2" office:value-type="string">
            <text:p>A0'</text:p>
          </table:table-cell>
          <table:table-cell office:value-type="string">
            <text:p>k</text:p>
          </table:table-cell>
          <table:table-cell/>
          <table:table-cell office:value-type="string">
            <text:p>1X (nope)</text:p>
          </table:table-cell>
          <table:table-cell office:value-type="string">
            <text:p>1X (Ferer's result, negative)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5">
            <text:p>0.050</text:p>
          </table:table-cell>
          <table:table-cell office:value-type="float" office:value="2.172">
            <text:p>2.172</text:p>
          </table:table-cell>
          <table:table-cell table:style-name="ce2" office:value-type="float" office:value="27.38">
            <text:p>27.38</text:p>
          </table:table-cell>
          <table:table-cell office:value-type="float" office:value="0.735">
            <text:p>0.735</text:p>
          </table:table-cell>
          <table:table-cell table:formula="of:=[.E16]/(-0.02)" office:value-type="float" office:value="-36.75">
            <text:p>-36.75</text:p>
          </table:table-cell>
          <table:table-cell table:style-name="ce2" table:formula="of:=[.$G$4]+[.$G$5]*[.B16]" office:value-type="float" office:value="2.3945585">
            <text:p>2.39</text:p>
          </table:table-cell>
          <table:table-cell/>
          <table:table-cell table:style-name="ce5" table:formula="of:=([.E16]/[.D16])*([.C16]*[.D16]/[.G16])^3" office:value-type="float" office:value="411.20400410256">
            <text:p>411.2</text:p>
          </table:table-cell>
          <table:table-cell table:style-name="ce11" table:formula="of:=([.F16]/[.D16])*([.C16]*[.D16]/[.G16])^3" office:value-type="float" office:value="-20560.200205128">
            <text:p>-20560.20</text:p>
          </table:table-cell>
          <table:table-cell/>
          <table:table-cell table:formula="of:=100*([.J16]-[.$J$23])/[.$J$23]" office:value-type="float" office:value="1.22064146502458">
            <text:p>1.22064146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646">
            <text:p>1.646</text:p>
          </table:table-cell>
          <table:table-cell office:value-type="float" office:value="2.157">
            <text:p>2.157</text:p>
          </table:table-cell>
          <table:table-cell table:style-name="ce2" office:value-type="float" office:value="26.81">
            <text:p>26.81</text:p>
          </table:table-cell>
          <table:table-cell office:value-type="float" office:value="0.725">
            <text:p>0.725</text:p>
          </table:table-cell>
          <table:table-cell table:formula="of:=[.E17]/(-0.02)" office:value-type="float" office:value="-36.25">
            <text:p>-36.25</text:p>
          </table:table-cell>
          <table:table-cell table:style-name="ce2" table:formula="of:=[.$G$4]+[.$G$5]*[.B17]" office:value-type="float" office:value="2.34854582">
            <text:p>2.35</text:p>
          </table:table-cell>
          <table:table-cell/>
          <table:table-cell table:style-name="ce5" table:formula="of:=([.E17]/[.D17])*([.C17]*[.D17]/[.G17])^3" office:value-type="float" office:value="403.724361958849">
            <text:p>403.7</text:p>
          </table:table-cell>
          <table:table-cell table:style-name="ce12" table:formula="of:=([.F17]/[.D17])*([.C17]*[.D17]/[.G17])^3" office:value-type="float" office:value="-20186.2180979425">
            <text:p>-20186.22</text:p>
          </table:table-cell>
          <table:table-cell/>
          <table:table-cell table:formula="of:=100*([.J17]-[.$J$23])/[.$J$23]" office:value-type="float" office:value="-0.620522940384139">
            <text:p>-0.62052294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.328">
            <text:p>7.328</text:p>
          </table:table-cell>
          <table:table-cell office:value-type="float" office:value="2.095">
            <text:p>2.095</text:p>
          </table:table-cell>
          <table:table-cell table:style-name="ce2" office:value-type="float" office:value="25.31">
            <text:p>25.31</text:p>
          </table:table-cell>
          <table:table-cell office:value-type="float" office:value="0.704">
            <text:p>0.704</text:p>
          </table:table-cell>
          <table:table-cell table:formula="of:=[.E18]/(-0.02)" office:value-type="float" office:value="-35.2">
            <text:p>-35.2</text:p>
          </table:table-cell>
          <table:table-cell table:style-name="ce2" table:formula="of:=[.$G$4]+[.$G$5]*[.B18]" office:value-type="float" office:value="2.18473376">
            <text:p>2.18</text:p>
          </table:table-cell>
          <table:table-cell/>
          <table:table-cell table:style-name="ce5" table:formula="of:=([.E18]/[.D18])*([.C18]*[.D18]/[.G18])^3" office:value-type="float" office:value="397.661432025151">
            <text:p>397.7</text:p>
          </table:table-cell>
          <table:table-cell table:style-name="ce12" table:formula="of:=([.F18]/[.D18])*([.C18]*[.D18]/[.G18])^3" office:value-type="float" office:value="-19883.0716012575">
            <text:p>-19883.07</text:p>
          </table:table-cell>
          <table:table-cell/>
          <table:table-cell table:formula="of:=100*([.J18]-[.$J$23])/[.$J$23]" office:value-type="float" office:value="-2.11295407170504">
            <text:p>-2.11295407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.031">
            <text:p>15.031</text:p>
          </table:table-cell>
          <table:table-cell office:value-type="float" office:value="1.998">
            <text:p>1.998</text:p>
          </table:table-cell>
          <table:table-cell table:style-name="ce2" office:value-type="float" office:value="23.95">
            <text:p>23.95</text:p>
          </table:table-cell>
          <table:table-cell office:value-type="float" office:value="0.667">
            <text:p>0.667</text:p>
          </table:table-cell>
          <table:table-cell table:formula="of:=[.E19]/(-0.02)" office:value-type="float" office:value="-33.35">
            <text:p>-33.35</text:p>
          </table:table-cell>
          <table:table-cell table:style-name="ce2" table:formula="of:=[.$G$4]+[.$G$5]*[.B19]" office:value-type="float" office:value="1.96265627">
            <text:p>1.96</text:p>
          </table:table-cell>
          <table:table-cell/>
          <table:table-cell table:style-name="ce5" table:formula="of:=([.E19]/[.D19])*([.C19]*[.D19]/[.G19])^3" office:value-type="float" office:value="403.636640575096">
            <text:p>403.6</text:p>
          </table:table-cell>
          <table:table-cell table:style-name="ce12" table:formula="of:=([.F19]/[.D19])*([.C19]*[.D19]/[.G19])^3" office:value-type="float" office:value="-20181.8320287548">
            <text:p>-20181.83</text:p>
          </table:table-cell>
          <table:table-cell/>
          <table:table-cell table:formula="of:=100*([.J19]-[.$J$23])/[.$J$23]" office:value-type="float" office:value="-0.642116151162973">
            <text:p>-0.64211615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.18">
            <text:p>18.180</text:p>
          </table:table-cell>
          <table:table-cell office:value-type="float" office:value="1.954">
            <text:p>1.954</text:p>
          </table:table-cell>
          <table:table-cell table:style-name="ce2" office:value-type="float" office:value="23.51">
            <text:p>23.51</text:p>
          </table:table-cell>
          <table:table-cell office:value-type="float" office:value="0.633">
            <text:p>0.633</text:p>
          </table:table-cell>
          <table:table-cell table:formula="of:=[.E20]/(-0.02)" office:value-type="float" office:value="-31.65">
            <text:p>-31.65</text:p>
          </table:table-cell>
          <table:table-cell table:style-name="ce2" table:formula="of:=[.$G$4]+[.$G$5]*[.B20]" office:value-type="float" office:value="1.8718706">
            <text:p>1.87</text:p>
          </table:table-cell>
          <table:table-cell/>
          <table:table-cell table:style-name="ce5" table:formula="of:=([.E20]/[.D20])*([.C20]*[.D20]/[.G20])^3" office:value-type="float" office:value="397.974436739515">
            <text:p>398.0</text:p>
          </table:table-cell>
          <table:table-cell table:style-name="ce12" table:formula="of:=([.F20]/[.D20])*([.C20]*[.D20]/[.G20])^3" office:value-type="float" office:value="-19898.7218369758">
            <text:p>-19898.72</text:p>
          </table:table-cell>
          <table:table-cell/>
          <table:table-cell table:formula="of:=100*([.J20]-[.$J$23])/[.$J$23]" office:value-type="float" office:value="-2.03590584830879">
            <text:p>-2.035905848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2.533">
            <text:p>22.533</text:p>
          </table:table-cell>
          <table:table-cell office:value-type="float" office:value="1.889">
            <text:p>1.889</text:p>
          </table:table-cell>
          <table:table-cell table:style-name="ce2" office:value-type="float" office:value="22.97">
            <text:p>22.97</text:p>
          </table:table-cell>
          <table:table-cell office:value-type="float" office:value="0.586">
            <text:p>0.586</text:p>
          </table:table-cell>
          <table:table-cell table:formula="of:=[.E21]/(-0.02)" office:value-type="float" office:value="-29.3">
            <text:p>-29.3</text:p>
          </table:table-cell>
          <table:table-cell table:style-name="ce2" table:formula="of:=[.$G$4]+[.$G$5]*[.B21]" office:value-type="float" office:value="1.74637361">
            <text:p>1.75</text:p>
          </table:table-cell>
          <table:table-cell/>
          <table:table-cell table:style-name="ce5" table:formula="of:=([.E21]/[.D21])*([.C21]*[.D21]/[.G21])^3" office:value-type="float" office:value="391.294731250371">
            <text:p>391.3</text:p>
          </table:table-cell>
          <table:table-cell table:style-name="ce12" table:formula="of:=([.F21]/[.D21])*([.C21]*[.D21]/[.G21])^3" office:value-type="float" office:value="-19564.7365625185">
            <text:p>-19564.74</text:p>
          </table:table-cell>
          <table:table-cell/>
          <table:table-cell table:formula="of:=100*([.J21]-[.$J$23])/[.$J$23]" office:value-type="float" office:value="-3.68016044617992">
            <text:p>-3.680160446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.868">
            <text:p>25.868</text:p>
          </table:table-cell>
          <table:table-cell office:value-type="float" office:value="1.836">
            <text:p>1.836</text:p>
          </table:table-cell>
          <table:table-cell table:style-name="ce2" office:value-type="float" office:value="22.6">
            <text:p>22.60</text:p>
          </table:table-cell>
          <table:table-cell office:value-type="float" office:value="0.623">
            <text:p>0.623</text:p>
          </table:table-cell>
          <table:table-cell table:formula="of:=[.E22]/(-0.02)" office:value-type="float" office:value="-31.15">
            <text:p>-31.15</text:p>
          </table:table-cell>
          <table:table-cell table:style-name="ce2" table:formula="of:=[.$G$4]+[.$G$5]*[.B22]" office:value-type="float" office:value="1.65022556">
            <text:p>1.65</text:p>
          </table:table-cell>
          <table:table-cell/>
          <table:table-cell table:style-name="ce5" table:formula="of:=([.E22]/[.D22])*([.C22]*[.D22]/[.G22])^3" office:value-type="float" office:value="438.220839971175">
            <text:p>438.2</text:p>
          </table:table-cell>
          <table:table-cell table:style-name="ce13" table:formula="of:=([.F22]/[.D22])*([.C22]*[.D22]/[.G22])^3" office:value-type="float" office:value="-21911.0419985587">
            <text:p>-21911.04</text:p>
          </table:table-cell>
          <table:table-cell/>
          <table:table-cell table:formula="of:=100*([.J22]-[.$J$23])/[.$J$23]" office:value-type="float" office:value="7.8710179927163">
            <text:p>7.8710179927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AVERAGE([.J16:.J22])" office:value-type="float" office:value="-20312.2603330194">
            <text:p>-20312.260333019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sistent with...</text:p>
          </table:table-cell>
          <table:table-cell table:number-columns-repeated="2"/>
          <table:table-cell office:value-type="string">
            <text:p>alpha = -0.02</text:p>
          </table:table-cell>
          <table:table-cell/>
          <table:table-cell office:value-type="string">
            <text:p>nu = 0.66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2X</text:p>
          </table:table-cell>
          <table:table-cell office:value-type="string">
            <text:p>Pc</text:p>
          </table:table-cell>
          <table:table-cell office:value-type="string">
            <text:p>Tc</text:p>
          </table:table-cell>
          <table:table-cell office:value-type="string">
            <text:p>Vc</text:p>
          </table:table-cell>
          <table:table-cell office:value-type="string">
            <text:p>A0'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2X (Ferer's result)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05">
            <text:p>0.050</text:p>
          </table:table-cell>
          <table:table-cell office:value-type="float" office:value="2.172">
            <text:p>2.172</text:p>
          </table:table-cell>
          <table:table-cell table:style-name="ce2" office:value-type="float" office:value="27.38">
            <text:p>27.38</text:p>
          </table:table-cell>
          <table:table-cell table:style-name="ce1" office:value-type="float" office:value="5.1">
            <text:p>5.100</text:p>
          </table:table-cell>
          <table:table-cell/>
          <table:table-cell table:style-name="ce2" table:formula="of:=[.$H$4]+[.$H$5]*[.B27]" office:value-type="float" office:value="2.3275085">
            <text:p>2.33</text:p>
          </table:table-cell>
          <table:table-cell/>
          <table:table-cell table:style-name="ce7" table:formula="of:=([.E27]/[.D27])*([.C27]*[.D27]/[.G27])^3" office:value-type="float" office:value="3107.0103457814">
            <text:p>3107.0</text:p>
          </table:table-cell>
          <table:table-cell table:number-columns-repeated="2"/>
          <table:table-cell table:formula="of:=100*([.I27]-[.$I$34])/[.$I$34]" office:value-type="float" office:value="-1.01568775261496">
            <text:p>-1.015687752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646">
            <text:p>1.646</text:p>
          </table:table-cell>
          <table:table-cell office:value-type="float" office:value="2.157">
            <text:p>2.157</text:p>
          </table:table-cell>
          <table:table-cell table:style-name="ce2" office:value-type="float" office:value="26.81">
            <text:p>26.81</text:p>
          </table:table-cell>
          <table:table-cell table:style-name="ce1" office:value-type="float" office:value="5.036">
            <text:p>5.036</text:p>
          </table:table-cell>
          <table:table-cell/>
          <table:table-cell table:style-name="ce2" table:formula="of:=[.$H$4]+[.$H$5]*[.B28]" office:value-type="float" office:value="2.27989982">
            <text:p>2.28</text:p>
          </table:table-cell>
          <table:table-cell/>
          <table:table-cell table:style-name="ce8" table:formula="of:=([.E28]/[.D28])*([.C28]*[.D28]/[.G28])^3" office:value-type="float" office:value="3065.36709960773">
            <text:p>3065.4</text:p>
          </table:table-cell>
          <table:table-cell table:number-columns-repeated="2"/>
          <table:table-cell table:formula="of:=100*([.I28]-[.$I$34])/[.$I$34]" office:value-type="float" office:value="-2.34237405987034">
            <text:p>-2.34237405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.328">
            <text:p>7.328</text:p>
          </table:table-cell>
          <table:table-cell office:value-type="float" office:value="2.095">
            <text:p>2.095</text:p>
          </table:table-cell>
          <table:table-cell table:style-name="ce2" office:value-type="float" office:value="25.31">
            <text:p>25.31</text:p>
          </table:table-cell>
          <table:table-cell table:style-name="ce1" office:value-type="float" office:value="4.801">
            <text:p>4.801</text:p>
          </table:table-cell>
          <table:table-cell/>
          <table:table-cell table:style-name="ce2" table:formula="of:=[.$H$4]+[.$H$5]*[.B29]" office:value-type="float" office:value="2.11040576">
            <text:p>2.11</text:p>
          </table:table-cell>
          <table:table-cell/>
          <table:table-cell table:style-name="ce8" table:formula="of:=([.E29]/[.D29])*([.C29]*[.D29]/[.G29])^3" office:value-type="float" office:value="3008.6397395621">
            <text:p>3008.6</text:p>
          </table:table-cell>
          <table:table-cell table:number-columns-repeated="2"/>
          <table:table-cell table:formula="of:=100*([.I29]-[.$I$34])/[.$I$34]" office:value-type="float" office:value="-4.14961577934199">
            <text:p>-4.149615779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.031">
            <text:p>15.031</text:p>
          </table:table-cell>
          <table:table-cell office:value-type="float" office:value="1.998">
            <text:p>1.998</text:p>
          </table:table-cell>
          <table:table-cell table:style-name="ce2" office:value-type="float" office:value="23.95">
            <text:p>23.95</text:p>
          </table:table-cell>
          <table:table-cell table:style-name="ce1" office:value-type="float" office:value="4.501">
            <text:p>4.501</text:p>
          </table:table-cell>
          <table:table-cell/>
          <table:table-cell table:style-name="ce2" table:formula="of:=[.$H$4]+[.$H$5]*[.B30]" office:value-type="float" office:value="1.88062527">
            <text:p>1.88</text:p>
          </table:table-cell>
          <table:table-cell/>
          <table:table-cell table:style-name="ce8" table:formula="of:=([.E30]/[.D30])*([.C30]*[.D30]/[.G30])^3" office:value-type="float" office:value="3095.99105901181">
            <text:p>3096.0</text:p>
          </table:table-cell>
          <table:table-cell table:number-columns-repeated="2"/>
          <table:table-cell table:formula="of:=100*([.I30]-[.$I$34])/[.$I$34]" office:value-type="float" office:value="-1.36674436361897">
            <text:p>-1.366744363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.18">
            <text:p>18.180</text:p>
          </table:table-cell>
          <table:table-cell office:value-type="float" office:value="1.954">
            <text:p>1.954</text:p>
          </table:table-cell>
          <table:table-cell table:style-name="ce2" office:value-type="float" office:value="23.51">
            <text:p>23.51</text:p>
          </table:table-cell>
          <table:table-cell table:style-name="ce1" office:value-type="float" office:value="4.292">
            <text:p>4.292</text:p>
          </table:table-cell>
          <table:table-cell/>
          <table:table-cell table:style-name="ce2" table:formula="of:=[.$H$4]+[.$H$5]*[.B31]" office:value-type="float" office:value="1.7866906">
            <text:p>1.79</text:p>
          </table:table-cell>
          <table:table-cell/>
          <table:table-cell table:style-name="ce8" table:formula="of:=([.E31]/[.D31])*([.C31]*[.D31]/[.G31])^3" office:value-type="float" office:value="3103.06299384802">
            <text:p>3103.1</text:p>
          </table:table-cell>
          <table:table-cell table:number-columns-repeated="2"/>
          <table:table-cell table:formula="of:=100*([.I31]-[.$I$34])/[.$I$34]" office:value-type="float" office:value="-1.14144398540471">
            <text:p>-1.141443985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2.533">
            <text:p>22.533</text:p>
          </table:table-cell>
          <table:table-cell office:value-type="float" office:value="1.889">
            <text:p>1.889</text:p>
          </table:table-cell>
          <table:table-cell table:style-name="ce2" office:value-type="float" office:value="22.97">
            <text:p>22.97</text:p>
          </table:table-cell>
          <table:table-cell table:style-name="ce1" office:value-type="float" office:value="3.991">
            <text:p>3.991</text:p>
          </table:table-cell>
          <table:table-cell/>
          <table:table-cell table:style-name="ce2" table:formula="of:=[.$H$4]+[.$H$5]*[.B32]" office:value-type="float" office:value="1.65684061">
            <text:p>1.66</text:p>
          </table:table-cell>
          <table:table-cell/>
          <table:table-cell table:style-name="ce8" table:formula="of:=([.E32]/[.D32])*([.C32]*[.D32]/[.G32])^3" office:value-type="float" office:value="3120.73864917193">
            <text:p>3120.7</text:p>
          </table:table-cell>
          <table:table-cell table:number-columns-repeated="2"/>
          <table:table-cell table:formula="of:=100*([.I32]-[.$I$34])/[.$I$34]" office:value-type="float" office:value="-0.578326264173221">
            <text:p>-0.578326264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.868">
            <text:p>25.868</text:p>
          </table:table-cell>
          <table:table-cell office:value-type="float" office:value="1.836">
            <text:p>1.836</text:p>
          </table:table-cell>
          <table:table-cell table:style-name="ce2" office:value-type="float" office:value="22.6">
            <text:p>22.60</text:p>
          </table:table-cell>
          <table:table-cell table:style-name="ce1" office:value-type="float" office:value="4.148">
            <text:p>4.148</text:p>
          </table:table-cell>
          <table:table-cell/>
          <table:table-cell table:style-name="ce2" table:formula="of:=[.$H$4]+[.$H$5]*[.B33]" office:value-type="float" office:value="1.55735756">
            <text:p>1.56</text:p>
          </table:table-cell>
          <table:table-cell/>
          <table:table-cell table:style-name="ce9" table:formula="of:=([.E33]/[.D33])*([.C33]*[.D33]/[.G33])^3" office:value-type="float" office:value="3471.43190231565">
            <text:p>3471.4</text:p>
          </table:table-cell>
          <table:table-cell table:number-columns-repeated="2"/>
          <table:table-cell table:formula="of:=100*([.I33]-[.$I$34])/[.$I$34]" office:value-type="float" office:value="10.5941922050242">
            <text:p>10.594192205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AVERAGE([.I27:.I33])" office:value-type="float" office:value="3138.89168418552">
            <text:p>3138.891684185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nsistent with...</text:p>
          </table:table-cell>
          <table:table-cell table:number-columns-repeated="2"/>
          <table:table-cell office:value-type="string">
            <text:p>alpha = 0.00</text:p>
          </table:table-cell>
          <table:table-cell/>
          <table:table-cell office:value-type="string">
            <text:p>nu = 2/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Y RESULTS: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string">
            <text:p>(power-law)</text:p>
          </table:table-cell>
          <table:table-cell table:number-columns-repeated="4"/>
          <table:table-cell table:number-columns-repeated="2" office:value-type="string">
            <text:p>(logarithmic)</text:p>
          </table:table-cell>
        </table:table-row>
        <table:table-row table:style-name="ro2">
          <table:table-cell/>
          <table:table-cell office:value-type="string">
            <text:p>P</text:p>
          </table:table-cell>
          <table:table-cell office:value-type="string">
            <text:p>Tc</text:p>
          </table:table-cell>
          <table:table-cell office:value-type="string">
            <text:p>Vc</text:p>
          </table:table-cell>
          <table:table-cell office:value-type="string">
            <text:p>B'</text:p>
          </table:table-cell>
          <table:table-cell/>
          <table:table-cell office:value-type="string">
            <text:p>A'</text:p>
          </table:table-cell>
          <table:table-cell/>
          <table:table-cell office:value-type="string">
            <text:p>X (My result)</text:p>
          </table:table-cell>
          <table:table-cell table:number-columns-repeated="4"/>
          <table:table-cell office:value-type="string">
            <text:p>B'</text:p>
          </table:table-cell>
          <table:table-cell office:value-type="string">
            <text:p>X (My result)</text:p>
          </table:table-cell>
        </table:table-row>
        <table:table-row table:style-name="ro1">
          <table:table-cell/>
          <table:table-cell table:style-name="ce1" office:value-type="float" office:value="0.05">
            <text:p>0.050</text:p>
          </table:table-cell>
          <table:table-cell table:style-name="ce1" office:value-type="float" office:value="2.17300271052122">
            <text:p>2.173</text:p>
          </table:table-cell>
          <table:table-cell table:style-name="ce3" office:value-type="float" office:value="0.0000274006207032897">
            <text:p>2.74E-05</text:p>
          </table:table-cell>
          <table:table-cell table:style-name="ce5" office:value-type="float" office:value="-388.026880408">
            <text:p>-388.0</text:p>
          </table:table-cell>
          <table:table-cell table:style-name="ce1" table:formula="of:=[.E40]/8.31447215" office:value-type="float" office:value="-46.668853224555">
            <text:p>-46.669</text:p>
          </table:table-cell>
          <table:table-cell table:style-name="ce2" office:value-type="float" office:value="2.4615925">
            <text:p>2.46</text:p>
          </table:table-cell>
          <table:table-cell table:style-name="ce5"/>
          <table:table-cell table:style-name="ce7" table:formula="of:=([.F40]/([.D40]*10^6))*([.C40]*([.D40]*10^6)/[.G40])^3" office:value-type="float" office:value="-24103.5080706895">
            <text:p>-24103.5</text:p>
          </table:table-cell>
          <table:table-cell table:formula="of:=([.F40]/([.D40]))*([.C40]*([.D40])/[.G40])^3" office:value-type="float" office:value="-0.0000000241035080706895">
            <text:p>-2.41035080706895E-008</text:p>
          </table:table-cell>
          <table:table-cell table:style-name="ce10" office:value-type="string">
            <text:p>-2.41035080706897e-08</text:p>
          </table:table-cell>
          <table:table-cell table:number-columns-repeated="2"/>
          <table:table-cell office:value-type="float" office:value="-18.5578342941395">
            <text:p>-18.5578342941</text:p>
          </table:table-cell>
          <table:table-cell table:formula="of:=([.N40]/([.D40]*10^6))*([.C40]*([.D40]*10^6)/[.G40])^3" office:value-type="float" office:value="-9584.74180908215">
            <text:p>-9584.7418090822</text:p>
          </table:table-cell>
        </table:table-row>
        <table:table-row table:style-name="ro1">
          <table:table-cell/>
          <table:table-cell table:style-name="ce1" office:value-type="float" office:value="1.646">
            <text:p>1.646</text:p>
          </table:table-cell>
          <table:table-cell table:style-name="ce1" office:value-type="float" office:value="2.15700019250437">
            <text:p>2.157</text:p>
          </table:table-cell>
          <table:table-cell table:style-name="ce3" office:value-type="float" office:value="0.0000268613252195418">
            <text:p>2.69E-05</text:p>
          </table:table-cell>
          <table:table-cell table:style-name="ce5" office:value-type="float" office:value="-382.1494546849">
            <text:p>-382.1</text:p>
          </table:table-cell>
          <table:table-cell table:style-name="ce1" table:formula="of:=[.E41]/8.31447215" office:value-type="float" office:value="-45.9619622016414">
            <text:p>-45.962</text:p>
          </table:table-cell>
          <table:table-cell table:style-name="ce2" office:value-type="float" office:value="2.4166651">
            <text:p>2.42</text:p>
          </table:table-cell>
          <table:table-cell table:style-name="ce5"/>
          <table:table-cell table:style-name="ce8" table:formula="of:=([.F41]/([.D41]*10^6))*([.C41]*([.D41]*10^6)/[.G41])^3" office:value-type="float" office:value="-23580.5848307083">
            <text:p>-23580.6</text:p>
          </table:table-cell>
          <table:table-cell table:formula="of:=([.F41]/([.D41]))*([.C41]*([.D41])/[.G41])^3" office:value-type="float" office:value="-0.0000000235805848307083">
            <text:p>-2.35805848307083E-008</text:p>
          </table:table-cell>
          <table:table-cell table:style-name="ce10" office:value-type="string">
            <text:p>-2.35805848307082e-08</text:p>
          </table:table-cell>
          <table:table-cell table:number-columns-repeated="2"/>
          <table:table-cell office:value-type="float" office:value="-18.6773820729958">
            <text:p>-18.677382073</text:p>
          </table:table-cell>
          <table:table-cell table:formula="of:=([.N41]/([.D41]*10^6))*([.C41]*([.D41]*10^6)/[.G41])^3" office:value-type="float" office:value="-9582.34964938245">
            <text:p>-9582.3496493825</text:p>
          </table:table-cell>
        </table:table-row>
        <table:table-row table:style-name="ro1">
          <table:table-cell/>
          <table:table-cell table:style-name="ce1" office:value-type="float" office:value="7.328">
            <text:p>7.328</text:p>
          </table:table-cell>
          <table:table-cell table:style-name="ce1" office:value-type="float" office:value="2.09499908534539">
            <text:p>2.095</text:p>
          </table:table-cell>
          <table:table-cell table:style-name="ce3" office:value-type="float" office:value="0.0000253725528977083">
            <text:p>2.54E-05</text:p>
          </table:table-cell>
          <table:table-cell table:style-name="ce5" office:value-type="float" office:value="-354.9514047595">
            <text:p>-355.0</text:p>
          </table:table-cell>
          <table:table-cell table:style-name="ce1" table:formula="of:=[.E42]/8.31447215" office:value-type="float" office:value="-42.6907924346707">
            <text:p>-42.691</text:p>
          </table:table-cell>
          <table:table-cell table:style-name="ce2" office:value-type="float" office:value="2.2567168">
            <text:p>2.26</text:p>
          </table:table-cell>
          <table:table-cell table:style-name="ce5"/>
          <table:table-cell table:style-name="ce8" table:formula="of:=([.F42]/([.D42]*10^6))*([.C42]*([.D42]*10^6)/[.G42])^3" office:value-type="float" office:value="-21987.8556244756">
            <text:p>-21987.9</text:p>
          </table:table-cell>
          <table:table-cell table:formula="of:=([.F42]/([.D42]))*([.C42]*([.D42])/[.G42])^3" office:value-type="float" office:value="-0.0000000219878556244756">
            <text:p>-0.000000022</text:p>
          </table:table-cell>
          <table:table-cell table:style-name="ce10" office:value-type="string">
            <text:p>-2.19878556244755e-08</text:p>
          </table:table-cell>
          <table:table-cell table:number-columns-repeated="2"/>
          <table:table-cell office:value-type="float" office:value="-18.5972001093945">
            <text:p>-18.5972001094</text:p>
          </table:table-cell>
          <table:table-cell table:formula="of:=([.N42]/([.D42]*10^6))*([.C42]*([.D42]*10^6)/[.G42])^3" office:value-type="float" office:value="-9578.47178992057">
            <text:p>-9578.4717899206</text:p>
          </table:table-cell>
        </table:table-row>
        <table:table-row table:style-name="ro1">
          <table:table-cell/>
          <table:table-cell table:style-name="ce1" office:value-type="float" office:value="15.031">
            <text:p>15.031</text:p>
          </table:table-cell>
          <table:table-cell table:style-name="ce1" office:value-type="float" office:value="1.99800463967036">
            <text:p>1.998</text:p>
          </table:table-cell>
          <table:table-cell table:style-name="ce3" office:value-type="float" office:value="0.0000240432888586378">
            <text:p>2.40E-05</text:p>
          </table:table-cell>
          <table:table-cell table:style-name="ce5" office:value-type="float" office:value="-337.5326477704">
            <text:p>-337.5</text:p>
          </table:table-cell>
          <table:table-cell table:style-name="ce1" table:formula="of:=[.E43]/8.31447215" office:value-type="float" office:value="-40.5957999114111">
            <text:p>-40.596</text:p>
          </table:table-cell>
          <table:table-cell table:style-name="ce2" office:value-type="float" office:value="2.03987735">
            <text:p>2.04</text:p>
          </table:table-cell>
          <table:table-cell table:style-name="ce5"/>
          <table:table-cell table:style-name="ce8" table:formula="of:=([.F43]/([.D43]*10^6))*([.C43]*([.D43]*10^6)/[.G43])^3" office:value-type="float" office:value="-22051.9074673451">
            <text:p>-22051.9</text:p>
          </table:table-cell>
          <table:table-cell table:formula="of:=([.F43]/([.D43]))*([.C43]*([.D43])/[.G43])^3" office:value-type="float" office:value="-0.0000000220519074673451">
            <text:p>-2.20519074673451E-008</text:p>
          </table:table-cell>
          <table:table-cell table:style-name="ce10" office:value-type="string">
            <text:p>-2.2051907467345e-08</text:p>
          </table:table-cell>
          <table:table-cell table:number-columns-repeated="2"/>
          <table:table-cell office:value-type="float" office:value="-17.6218221384976">
            <text:p>-17.6218221385</text:p>
          </table:table-cell>
          <table:table-cell table:formula="of:=([.N43]/([.D43]*10^6))*([.C43]*([.D43]*10^6)/[.G43])^3" office:value-type="float" office:value="-9572.29053380303">
            <text:p>-9572.290533803</text:p>
          </table:table-cell>
        </table:table-row>
        <table:table-row table:style-name="ro1">
          <table:table-cell/>
          <table:table-cell table:style-name="ce1" office:value-type="float" office:value="18.18">
            <text:p>18.180</text:p>
          </table:table-cell>
          <table:table-cell table:style-name="ce1" office:value-type="float" office:value="1.95399352318083">
            <text:p>1.954</text:p>
          </table:table-cell>
          <table:table-cell table:style-name="ce3" office:value-type="float" office:value="0.000023624396336734">
            <text:p>2.36E-05</text:p>
          </table:table-cell>
          <table:table-cell table:style-name="ce5" office:value-type="float" office:value="-322.7216073162">
            <text:p>-322.7</text:p>
          </table:table-cell>
          <table:table-cell table:style-name="ce1" table:formula="of:=[.E44]/8.31447215" office:value-type="float" office:value="-38.8144432375301">
            <text:p>-38.814</text:p>
          </table:table-cell>
          <table:table-cell table:style-name="ce2" office:value-type="float" office:value="1.951233">
            <text:p>1.95</text:p>
          </table:table-cell>
          <table:table-cell table:style-name="ce5"/>
          <table:table-cell table:style-name="ce8" table:formula="of:=([.F44]/([.D44]*10^6))*([.C44]*([.D44]*10^6)/[.G44])^3" office:value-type="float" office:value="-21754.8835785202">
            <text:p>-21754.9</text:p>
          </table:table-cell>
          <table:table-cell table:formula="of:=([.F44]/([.D44]))*([.C44]*([.D44])/[.G44])^3" office:value-type="float" office:value="-0.0000000217548835785202">
            <text:p>-2.17548835785202E-008</text:p>
          </table:table-cell>
          <table:table-cell table:style-name="ce10" office:value-type="string">
            <text:p>-2.17548835785201e-08</text:p>
          </table:table-cell>
          <table:table-cell table:number-columns-repeated="2"/>
          <table:table-cell office:value-type="float" office:value="-17.066313808929">
            <text:p>-17.0663138089</text:p>
          </table:table-cell>
          <table:table-cell table:formula="of:=([.N44]/([.D44]*10^6))*([.C44]*([.D44]*10^6)/[.G44])^3" office:value-type="float" office:value="-9565.39986302708">
            <text:p>-9565.3998630271</text:p>
          </table:table-cell>
        </table:table-row>
        <table:table-row table:style-name="ro1">
          <table:table-cell/>
          <table:table-cell table:style-name="ce1" office:value-type="float" office:value="22.533">
            <text:p>22.533</text:p>
          </table:table-cell>
          <table:table-cell table:style-name="ce1" office:value-type="float" office:value="1.88900354078972">
            <text:p>1.889</text:p>
          </table:table-cell>
          <table:table-cell table:style-name="ce3" office:value-type="float" office:value="0.0000231117617057132">
            <text:p>2.31E-05</text:p>
          </table:table-cell>
          <table:table-cell table:style-name="ce5" office:value-type="float" office:value="-299.5799758948">
            <text:p>-299.6</text:p>
          </table:table-cell>
          <table:table-cell table:style-name="ce1" table:formula="of:=[.E45]/8.31447215" office:value-type="float" office:value="-36.0311479177665">
            <text:p>-36.031</text:p>
          </table:table-cell>
          <table:table-cell table:style-name="ce2" office:value-type="float" office:value="1.82869605">
            <text:p>1.83</text:p>
          </table:table-cell>
          <table:table-cell table:style-name="ce5"/>
          <table:table-cell table:style-name="ce8" table:formula="of:=([.F45]/([.D45]*10^6))*([.C45]*([.D45]*10^6)/[.G45])^3" office:value-type="float" office:value="-21213.7739191387">
            <text:p>-21213.8</text:p>
          </table:table-cell>
          <table:table-cell table:formula="of:=([.F45]/([.D45]))*([.C45]*([.D45])/[.G45])^3" office:value-type="float" office:value="-0.0000000212137739191387">
            <text:p>-2.12137739191387E-008</text:p>
          </table:table-cell>
          <table:table-cell table:style-name="ce10" office:value-type="string">
            <text:p>-2.12137739191388e-08</text:p>
          </table:table-cell>
          <table:table-cell table:number-columns-repeated="2"/>
          <table:table-cell office:value-type="float" office:value="-16.2393320535832">
            <text:p>-16.2393320536</text:p>
          </table:table-cell>
          <table:table-cell table:formula="of:=([.N45]/([.D45]*10^6))*([.C45]*([.D45]*10^6)/[.G45])^3" office:value-type="float" office:value="-9561.10306473664">
            <text:p>-9561.1030647366</text:p>
          </table:table-cell>
        </table:table-row>
        <table:table-row table:style-name="ro1">
          <table:table-cell/>
          <table:table-cell table:style-name="ce1" office:value-type="float" office:value="25.868">
            <text:p>25.868</text:p>
          </table:table-cell>
          <table:table-cell table:style-name="ce1" office:value-type="float" office:value="1.83599901850933">
            <text:p>1.836</text:p>
          </table:table-cell>
          <table:table-cell table:style-name="ce3" office:value-type="float" office:value="0.0000227617330013818">
            <text:p>2.28E-05</text:p>
          </table:table-cell>
          <table:table-cell table:style-name="ce5" office:value-type="float" office:value="-306.4872310488">
            <text:p>-306.5</text:p>
          </table:table-cell>
          <table:table-cell table:style-name="ce1" table:formula="of:=[.E46]/8.31447215" office:value-type="float" office:value="-36.8618988096316">
            <text:p>-36.862</text:p>
          </table:table-cell>
          <table:table-cell table:style-name="ce2" office:value-type="float" office:value="1.7348158">
            <text:p>1.73</text:p>
          </table:table-cell>
          <table:table-cell table:style-name="ce5"/>
          <table:table-cell table:style-name="ce9" table:formula="of:=([.F46]/([.D46]*10^6))*([.C46]*([.D46]*10^6)/[.G46])^3" office:value-type="float" office:value="-22638.3921925908">
            <text:p>-22638.4</text:p>
          </table:table-cell>
          <table:table-cell table:formula="of:=([.F46]/([.D46]))*([.C46]*([.D46])/[.G46])^3" office:value-type="float" office:value="-0.0000000226383921925908">
            <text:p>-2.26383921925908E-008</text:p>
          </table:table-cell>
          <table:table-cell table:style-name="ce10" office:value-type="string">
            <text:p>-2.26383921925907e-08</text:p>
          </table:table-cell>
          <table:table-cell table:number-columns-repeated="2"/>
          <table:table-cell office:value-type="float" office:value="-15.5619007660532">
            <text:p>-15.5619007661</text:p>
          </table:table-cell>
          <table:table-cell table:formula="of:=([.N46]/([.D46]*10^6))*([.C46]*([.D46]*10^6)/[.G46])^3" office:value-type="float" office:value="-9557.19656829075">
            <text:p>-9557.196568290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consistent with...</text:p>
          </table:table-cell>
          <table:table-cell table:number-columns-repeated="2"/>
          <table:table-cell office:value-type="string">
            <text:p>alpha = -0.015065057</text:p>
          </table:table-cell>
          <table:table-cell/>
          <table:table-cell office:value-type="string">
            <text:p>nu = 0.6716883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formula="of:=[.I40]*(-1)*10^-4" office:value-type="float" office:value="2.41035080706895">
            <text:p>2.4103508071</text:p>
          </table:table-cell>
          <table:table-cell/>
          <table:table-cell table:formula="of:=100*([.I51]-[.$I$59])/[.$I$59]" office:value-type="float" office:value="7.24183895202455">
            <text:p>7.241838952</text:p>
          </table:table-cell>
          <table:table-cell table:number-columns-repeated="4"/>
        </table:table-row>
        <table:table-row table:style-name="ro1">
          <table:table-cell office:value-type="string">
            <text:p>P,Tc,Tc from Table I of [1] and Table II of [2]</text:p>
          </table:table-cell>
          <table:table-cell table:number-columns-repeated="7"/>
          <table:table-cell table:formula="of:=[.I41]*(-1)*10^-4" office:value-type="float" office:value="2.35805848307083">
            <text:p>2.3580584831</text:p>
          </table:table-cell>
          <table:table-cell/>
          <table:table-cell table:formula="of:=100*([.I52]-[.$I$59])/[.$I$59]" office:value-type="float" office:value="4.91523778999154">
            <text:p>4.91523779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2]*(-1)*10^-4" office:value-type="float" office:value="2.19878556244756">
            <text:p>2.1987855624</text:p>
          </table:table-cell>
          <table:table-cell/>
          <table:table-cell table:formula="of:=100*([.I53]-[.$I$59])/[.$I$59]" office:value-type="float" office:value="-2.17116675029613">
            <text:p>-2.1711667503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3]*(-1)*10^-4" office:value-type="float" office:value="2.20519074673451">
            <text:p>2.2051907467</text:p>
          </table:table-cell>
          <table:table-cell/>
          <table:table-cell table:formula="of:=100*([.I54]-[.$I$59])/[.$I$59]" office:value-type="float" office:value="-1.88618593350186">
            <text:p>-1.8861859335</text:p>
          </table:table-cell>
          <table:table-cell table:number-columns-repeated="4"/>
        </table:table-row>
        <table:table-row table:style-name="ro1">
          <table:table-cell office:value-type="string">
            <text:p>[1]</text:p>
          </table:table-cell>
          <table:table-cell office:value-type="string">
            <text:p>Ahlers_1973_HeThermoScalingUniversality.pdf</text:p>
          </table:table-cell>
          <table:table-cell table:number-columns-repeated="6"/>
          <table:table-cell table:formula="of:=[.I44]*(-1)*10^-4" office:value-type="float" office:value="2.17548835785202">
            <text:p>2.1754883579</text:p>
          </table:table-cell>
          <table:table-cell/>
          <table:table-cell table:formula="of:=100*([.I55]-[.$I$59])/[.$I$59]" office:value-type="float" office:value="-3.20771091471372">
            <text:p>-3.2077109147</text:p>
          </table:table-cell>
          <table:table-cell table:number-columns-repeated="4"/>
        </table:table-row>
        <table:table-row table:style-name="ro1">
          <table:table-cell office:value-type="string">
            <text:p>[2]</text:p>
          </table:table-cell>
          <table:table-cell office:value-type="string">
            <text:p>GreywallAhlers_1973_HeLambdaPress2ndSoundVelSuperflDens.pdf</text:p>
          </table:table-cell>
          <table:table-cell table:number-columns-repeated="6"/>
          <table:table-cell table:formula="of:=[.I45]*(-1)*10^-4" office:value-type="float" office:value="2.12137739191387">
            <text:p>2.1213773919</text:p>
          </table:table-cell>
          <table:table-cell/>
          <table:table-cell table:formula="of:=100*([.I56]-[.$I$59])/[.$I$59]" office:value-type="float" office:value="-5.61522747938121">
            <text:p>-5.6152274794</text:p>
          </table:table-cell>
          <table:table-cell table:number-columns-repeated="4"/>
        </table:table-row>
        <table:table-row table:style-name="ro1">
          <table:table-cell office:value-type="string">
            <text:p>[3]</text:p>
          </table:table-cell>
          <table:table-cell table:number-columns-repeated="7"/>
          <table:table-cell table:formula="of:=[.I46]*(-1)*10^-4" office:value-type="float" office:value="2.26383921925908">
            <text:p>2.2638392193</text:p>
          </table:table-cell>
          <table:table-cell/>
          <table:table-cell table:formula="of:=100*([.I57]-[.$I$59])/[.$I$59]" office:value-type="float" office:value="0.723214335876755">
            <text:p>0.723214335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formula="of:=AVERAGE([.I51:.I57])" office:value-type="float" office:value="2.24758436690669">
            <text:p>2.2475843669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office:value-type="string">
            <text:p>B'exp</text:p>
          </table:table-cell>
          <table:table-cell office:value-type="string">
            <text:p>B'loop</text:p>
          </table:table-cell>
          <table:table-cell office:value-type="string">
            <text:p>A'</text:p>
          </table:table-cell>
          <table:table-cell office:value-type="string">
            <text:p>Tc</text:p>
          </table:table-cell>
          <table:table-cell office:value-type="string">
            <text:p>rhoc</text:p>
          </table:table-cell>
          <table:table-cell office:value-type="string">
            <text:p>Vc</text:p>
          </table:table-cell>
          <table:table-cell office:value-type="string">
            <text:p>Xexp</text:p>
          </table:table-cell>
          <table:table-cell office:value-type="string">
            <text:p>Xlo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5">
            <text:p>0.05</text:p>
          </table:table-cell>
          <table:table-cell office:value-type="float" office:value="-388.026880407952">
            <text:p>-388.026880408</text:p>
          </table:table-cell>
          <table:table-cell office:value-type="float" office:value="-1423.74587326875">
            <text:p>-1423.7458732688</text:p>
          </table:table-cell>
          <table:table-cell office:value-type="float" office:value="2.4615925">
            <text:p>2.4615925</text:p>
          </table:table-cell>
          <table:table-cell office:value-type="float" office:value="2.17300271052122">
            <text:p>2.1730027105</text:p>
          </table:table-cell>
          <table:table-cell office:value-type="float" office:value="146.077055820733">
            <text:p>146.0770558207</text:p>
          </table:table-cell>
          <table:table-cell table:style-name="ce10" office:value-type="string">
            <text:p>2.74006207032897e-05</text:p>
          </table:table-cell>
          <table:table-cell table:style-name="ce10" office:value-type="string">
            <text:p>-2.41035080706867e-08</text:p>
          </table:table-cell>
          <table:table-cell table:style-name="ce10" office:value-type="string">
            <text:p>-8.8440445442493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46">
            <text:p>1.646</text:p>
          </table:table-cell>
          <table:table-cell office:value-type="float" office:value="-382.149454684935">
            <text:p>-382.1494546849</text:p>
          </table:table-cell>
          <table:table-cell office:value-type="float" office:value="-1432.9178727621">
            <text:p>-1432.9178727621</text:p>
          </table:table-cell>
          <table:table-cell office:value-type="float" office:value="2.4166651">
            <text:p>2.4166651</text:p>
          </table:table-cell>
          <table:table-cell office:value-type="float" office:value="2.15700019250437">
            <text:p>2.1570001925</text:p>
          </table:table-cell>
          <table:table-cell office:value-type="float" office:value="149.009848445052">
            <text:p>149.0098484451</text:p>
          </table:table-cell>
          <table:table-cell table:style-name="ce10" office:value-type="string">
            <text:p>2.68613252195418e-05</text:p>
          </table:table-cell>
          <table:table-cell table:style-name="ce10" office:value-type="string">
            <text:p>-2.35805848307104e-08</text:p>
          </table:table-cell>
          <table:table-cell table:style-name="ce10" office:value-type="string">
            <text:p>-8.84183950542736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328">
            <text:p>7.328</text:p>
          </table:table-cell>
          <table:table-cell office:value-type="float" office:value="-354.951404759459">
            <text:p>-354.9514047595</text:p>
          </table:table-cell>
          <table:table-cell office:value-type="float" office:value="-1426.76910510232">
            <text:p>-1426.7691051023</text:p>
          </table:table-cell>
          <table:table-cell office:value-type="float" office:value="2.2567168">
            <text:p>2.2567168</text:p>
          </table:table-cell>
          <table:table-cell office:value-type="float" office:value="2.09499908534539">
            <text:p>2.0949990853</text:p>
          </table:table-cell>
          <table:table-cell office:value-type="float" office:value="157.753223183099">
            <text:p>157.7532231831</text:p>
          </table:table-cell>
          <table:table-cell table:style-name="ce10" office:value-type="string">
            <text:p>2.53725528977083e-05</text:p>
          </table:table-cell>
          <table:table-cell table:style-name="ce10" office:value-type="string">
            <text:p>-2.1987855624473e-08</text:p>
          </table:table-cell>
          <table:table-cell table:style-name="ce10" office:value-type="string">
            <text:p>-8.83827833100364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031">
            <text:p>15.031</text:p>
          </table:table-cell>
          <table:table-cell office:value-type="float" office:value="-337.532647770387">
            <text:p>-337.5326477704</text:p>
          </table:table-cell>
          <table:table-cell office:value-type="float" office:value="-1351.93742251261">
            <text:p>-1351.9374225126</text:p>
          </table:table-cell>
          <table:table-cell office:value-type="float" office:value="2.03987735">
            <text:p>2.03987735</text:p>
          </table:table-cell>
          <table:table-cell office:value-type="float" office:value="1.99800463967036">
            <text:p>1.9980046397</text:p>
          </table:table-cell>
          <table:table-cell office:value-type="float" office:value="166.474812307518">
            <text:p>166.4748123075</text:p>
          </table:table-cell>
          <table:table-cell table:style-name="ce10" office:value-type="string">
            <text:p>2.40432888586378e-05</text:p>
          </table:table-cell>
          <table:table-cell table:style-name="ce10" office:value-type="string">
            <text:p>-2.20519074673442e-08</text:p>
          </table:table-cell>
          <table:table-cell table:style-name="ce10" office:value-type="string">
            <text:p>-8.83256749823163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.18">
            <text:p>18.18</text:p>
          </table:table-cell>
          <table:table-cell office:value-type="float" office:value="-322.721607316235">
            <text:p>-322.7216073162</text:p>
          </table:table-cell>
          <table:table-cell office:value-type="float" office:value="-1309.31833745571">
            <text:p>-1309.3183374557</text:p>
          </table:table-cell>
          <table:table-cell office:value-type="float" office:value="1.951233">
            <text:p>1.951233</text:p>
          </table:table-cell>
          <table:table-cell office:value-type="float" office:value="1.95399352318083">
            <text:p>1.9539935232</text:p>
          </table:table-cell>
          <table:table-cell office:value-type="float" office:value="169.426636047985">
            <text:p>169.426636048</text:p>
          </table:table-cell>
          <table:table-cell table:style-name="ce10" office:value-type="string">
            <text:p>2.3624396336734e-05</text:p>
          </table:table-cell>
          <table:table-cell table:style-name="ce10" office:value-type="string">
            <text:p>-2.17548835785225e-08</text:p>
          </table:table-cell>
          <table:table-cell table:style-name="ce10" office:value-type="string">
            <text:p>-8.82620418119757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.533">
            <text:p>22.533</text:p>
          </table:table-cell>
          <table:table-cell office:value-type="float" office:value="-299.57997589479">
            <text:p>-299.5799758948</text:p>
          </table:table-cell>
          <table:table-cell office:value-type="float" office:value="-1245.86988526681">
            <text:p>-1245.8698852668</text:p>
          </table:table-cell>
          <table:table-cell office:value-type="float" office:value="1.82869605">
            <text:p>1.82869605</text:p>
          </table:table-cell>
          <table:table-cell office:value-type="float" office:value="1.88900354078972">
            <text:p>1.8890035408</text:p>
          </table:table-cell>
          <table:table-cell office:value-type="float" office:value="173.184634341731">
            <text:p>173.1846343417</text:p>
          </table:table-cell>
          <table:table-cell table:style-name="ce10" office:value-type="string">
            <text:p>2.31117617057132e-05</text:p>
          </table:table-cell>
          <table:table-cell table:style-name="ce10" office:value-type="string">
            <text:p>-2.12137739191381e-08</text:p>
          </table:table-cell>
          <table:table-cell table:style-name="ce10" office:value-type="string">
            <text:p>-8.82221917528776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.868">
            <text:p>25.868</text:p>
          </table:table-cell>
          <table:table-cell office:value-type="float" office:value="-306.487231048798">
            <text:p>-306.4872310488</text:p>
          </table:table-cell>
          <table:table-cell office:value-type="float" office:value="-1193.89415030069">
            <text:p>-1193.8941503007</text:p>
          </table:table-cell>
          <table:table-cell office:value-type="float" office:value="1.7348158">
            <text:p>1.7348158</text:p>
          </table:table-cell>
          <table:table-cell office:value-type="float" office:value="1.83599901850933">
            <text:p>1.8359990185</text:p>
          </table:table-cell>
          <table:table-cell office:value-type="float" office:value="175.847858322307">
            <text:p>175.8478583223</text:p>
          </table:table-cell>
          <table:table-cell table:style-name="ce10" office:value-type="string">
            <text:p>2.27617330013818e-05</text:p>
          </table:table-cell>
          <table:table-cell table:style-name="ce10" office:value-type="string">
            <text:p>-2.26383921925905e-08</text:p>
          </table:table-cell>
          <table:table-cell table:style-name="ce10" office:value-type="string">
            <text:p>-8.81858729267691e-08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17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10:55:37</meta:creation-date>
    <dc:date>2012-03-30T17:21:27</dc:date>
    <meta:editing-duration>PT8H35M18S</meta:editing-duration>
    <meta:editing-cycles>12</meta:editing-cycles>
    <meta:generator>LibreOffice/3.4$Unix LibreOffice_project/340m1$Build-402</meta:generator>
    <meta:document-statistic meta:table-count="3" meta:cell-count="347" meta:object-count="0"/>
  </office:meta>
</office:document-meta>
</file>